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break-before="page"/>
      <style:text-properties fo:color="#18a303" loext:opacity="10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18d9d" officeooo:paragraph-rsid="02418d9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17fc" officeooo:paragraph-rsid="023517fc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47a6eb"/>
    </style:style>
    <style:style style:name="T2" style:family="text">
      <style:text-properties officeooo:rsid="023291da"/>
    </style:style>
    <style:style style:name="T3" style:family="text">
      <style:text-properties officeooo:rsid="02473b21"/>
    </style:style>
    <style:style style:name="T4" style:family="text">
      <style:text-properties officeooo:rsid="023f4fcc"/>
    </style:style>
    <style:style style:name="T5" style:family="text">
      <style:text-properties officeooo:rsid="01f89511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04683d9"/>
    </style:style>
    <style:style style:name="T9" style:family="text">
      <style:text-properties officeooo:rsid="0051c2c7"/>
    </style:style>
    <style:style style:name="T10" style:family="text">
      <style:text-properties officeooo:rsid="02268a87"/>
    </style:style>
    <style:style style:name="T11" style:family="text">
      <style:text-properties officeooo:rsid="0237b682"/>
    </style:style>
    <style:style style:name="T12" style:family="text">
      <style:text-properties officeooo:rsid="0248ba84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33749694046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0">1</text:p>
          </table:table-cell>
          <table:table-cell table:style-name="Tableau1.A2" office:value-type="string">
            <text:p text:style-name="P32">20220826 <text:span text:style-name="T10">12</text:span>:<text:span text:style-name="T10">1</text:span>0</text:p>
          </table:table-cell>
          <table:table-cell table:style-name="Tableau1.A2" office:value-type="string">
            <text:p text:style-name="P33">P<text:span text:style-name="T5">r</text:span><text:span text:style-name="T7">ésentation, appel </text:span><text:span text:style-name="T5">et </text:span><text:span text:style-name="T7">distribution des </text:span><text:span text:style-name="T5">fiche</text:span><text:span text:style-name="T7">s</text:span><text:span text:style-name="T5"> de renseignement</text:span></text:p>
            <text:p text:style-name="P34">Absents :</text:p>
            <text:p text:style-name="P34">→ ABDOU Malcolm</text:p>
            <text:p text:style-name="P34">→ AHAMADA Amatoullah</text:p>
            <text:p text:style-name="P34">→ SAID ALI SOLA Asma</text:p>
          </table:table-cell>
          <table:table-cell table:style-name="Tableau1.D2" office:value-type="float" office:value="15">
            <text:p text:style-name="P35">1<text:span text:style-name="T7">5</text:span></text:p>
          </table:table-cell>
          <table:table-cell table:style-name="Tableau1.D2" table:formula="ooow:&lt;D2&gt;" office:value-type="float" office:value="15">
            <text:p text:style-name="P36">15</text:p>
          </table:table-cell>
          <table:table-cell table:style-name="Tableau1.F2" office:value-type="string">
            <text:p text:style-name="P37">PRONOTE :</text:p>
            <text:p text:style-name="P37">→ Appel <text:span text:style-name="T12">non fait.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0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2">Définition</text:p>
          </table:table-cell>
          <table:table-cell table:style-name="Tableau1.D3" office:value-type="float" office:value="25">
            <text:p text:style-name="P21">2<text:span text:style-name="T11">5</text:span></text:p>
          </table:table-cell>
          <table:table-cell table:style-name="Tableau1.E3" table:formula="ooow:&lt;E2&gt;+&lt;D3&gt;" office:value-type="float" office:value="40">
            <text:p text:style-name="P22">40</text:p>
          </table:table-cell>
          <table:table-cell table:style-name="Tableau1.F3" office:value-type="string">
            <text:p text:style-name="P2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4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3">Forme canonique</text:p>
          </table:table-cell>
          <table:table-cell table:style-name="Tableau1.D4" office:value-type="float" office:value="30">
            <text:p text:style-name="P19">30</text:p>
          </table:table-cell>
          <table:table-cell table:style-name="Tableau1.E4" table:formula="ooow:&lt;E3&gt;+&lt;D4&gt;" office:value-type="float" office:value="70">
            <text:p text:style-name="P22">70</text:p>
          </table:table-cell>
          <table:table-cell table:style-name="Tableau1.F4" office:value-type="string">
            <text:p text:style-name="P2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1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4">Variation et représentation</text:p>
          </table:table-cell>
          <table:table-cell table:style-name="Tableau1.D5" office:value-type="float" office:value="20">
            <text:p text:style-name="P19">20</text:p>
          </table:table-cell>
          <table:table-cell table:style-name="Tableau1.E5" table:formula="ooow:&lt;E4&gt;+&lt;D5&gt;" office:value-type="float" office:value="90">
            <text:p text:style-name="P22">90</text:p>
          </table:table-cell>
          <table:table-cell table:style-name="Tableau1.F5" office:value-type="string">
            <text:p text:style-name="P25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4">5</text:p>
          </table:table-cell>
          <table:table-cell table:style-name="Tableau1.B6" office:value-type="string">
            <text:p text:style-name="P16"/>
          </table:table-cell>
          <table:table-cell table:style-name="Tableau1.C6" office:value-type="string">
            <text:p text:style-name="P15"><text:span text:style-name="T8">Extremum</text:span><text:span text:style-name="T12">s</text:span><text:span text:style-name="T8"> </text:span><text:span text:style-name="T9">( minimum / maximum )</text:span></text:p>
          </table:table-cell>
          <table:table-cell table:style-name="Tableau1.D6" office:value-type="float" office:value="15">
            <text:p text:style-name="P26">15</text:p>
          </table:table-cell>
          <table:table-cell table:style-name="Tableau1.E6" table:formula="ooow:&lt;E5&gt;+&lt;D6&gt;" office:value-type="float" office:value="105">
            <text:p text:style-name="P22">105</text:p>
          </table:table-cell>
          <table:table-cell table:style-name="Tableau1.F6" office:value-type="string">
            <text:p text:style-name="P27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4">6</text:p>
          </table:table-cell>
          <table:table-cell table:style-name="Tableau1.B7" office:value-type="string">
            <text:p text:style-name="P17"/>
          </table:table-cell>
          <table:table-cell table:style-name="Tableau1.C7" office:value-type="string">
            <text:p text:style-name="P18">Correction des exercices 1-a, 1-b et 1-c</text:p>
          </table:table-cell>
          <table:table-cell table:style-name="Tableau1.D7" office:value-type="float" office:value="15">
            <text:p text:style-name="P29">15</text:p>
          </table:table-cell>
          <table:table-cell table:style-name="Tableau1.E7" table:formula="ooow:&lt;E6&gt;+&lt;D7&gt;" office:value-type="float" office:value="120">
            <text:p text:style-name="P22">120</text:p>
          </table:table-cell>
          <table:table-cell table:style-name="Tableau1.F7" office:value-type="string">
            <text:p text:style-name="P2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73b21"/>
    </style:style>
    <style:style style:name="MT4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1)</text:span><text:tab/><text:tab/><text:span text:style-name="MT4">Page: </text:span><text:span text:style-name="MT4"><text:page-number text:select-page="current">1</text:page-number></text:span><text:span text:style-name="MT4">sur </text:span><text:span text:style-name="MT4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07:56:59.972029628</dc:date>
    <meta:editing-duration>P3DT17H46M43S</meta:editing-duration>
    <meta:editing-cycles>823</meta:editing-cycles>
    <meta:generator>LibreOffice/7.3.5.2$Linux_X86_64 LibreOffice_project/30$Build-2</meta:generator>
    <meta:document-statistic meta:table-count="1" meta:image-count="0" meta:object-count="0" meta:page-count="1" meta:paragraph-count="38" meta:word-count="87" meta:character-count="448" meta:non-whitespace-character-count="398"/>
  </office:meta>
</office:document-meta>
</file>